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52472" officeooo:paragraph-rsid="00352472"/>
    </style:style>
    <style:style style:name="P3" style:family="paragraph" style:parent-style-name="Heading_20_1" style:master-page-name="Right_20_Page">
      <style:paragraph-properties style:page-number="auto"/>
      <style:text-properties officeooo:rsid="00352472" officeooo:paragraph-rsid="00352472"/>
    </style:style>
    <style:style style:name="P4" style:family="paragraph" style:parent-style-name="Heading_20_3">
      <style:paragraph-properties fo:break-before="page"/>
      <style:text-properties officeooo:rsid="00352472" officeooo:paragraph-rsid="00352472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2472"/>
    </style:style>
    <style:style style:name="T4" style:family="text">
      <style:text-properties officeooo:rsid="0035b7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right</text:h>
      <text:h text:style-name="Heading_20_2" text:outline-level="2">(<text:span text:style-name="T3">Echosmith</text:span>)</text:h>
      <text:p text:style-name="Text_20_body">Time Signature: <text:span text:style-name="T1">4/4</text:span></text:p>
      <text:p text:style-name="Text_20_body">Chords: <text:span text:style-name="T3">A, C, D, Em, G</text:span></text:p>
      <text:p text:style-name="Text_20_body">Tempo: <text:span text:style-name="T2">100-120</text:span> BPM</text:p>
      <text:p text:style-name="P1"/>
      <text:h text:style-name="P4" text:outline-level="3">[INTRO]</text:h>
      <text:p text:style-name="P2">G C </text:p>
      <text:h text:style-name="Heading_20_3" text:outline-level="3">[VERSE 1]</text:h>
      <text:p text:style-name="P2">G <text:s text:c="29"/></text:p>
      <text:p text:style-name="P2">I think the universe is on my side</text:p>
      <text:p text:style-name="P2">Em </text:p>
      <text:p text:style-name="P2">Heaven and Earth have finally aligned</text:p>
      <text:p text:style-name="P2">C <text:s text:c="13"/><text:span text:style-name="T4">D</text:span></text:p>
      <text:p text:style-name="P2">Days are good </text:p>
      <text:p text:style-name="P2"><text:s text:c="29"/>G <text:s text:c="2"/>C <text:s text:c="3"/></text:p>
      <text:p text:style-name="P2">and thats they way it should be</text:p>
      <text:p text:style-name="P2">G <text:s text:c="40"/></text:p>
      <text:p text:style-name="P2">You sprinkle stardust on my pillow case</text:p>
      <text:p text:style-name="P2">Em </text:p>
      <text:p text:style-name="P2">It's like a mooning brushed across my face</text:p>
      <text:p text:style-name="P2">C <text:s text:c="15"/><text:span text:style-name="T4">D</text:span></text:p>
      <text:p text:style-name="P2">Nights are good </text:p>
      <text:p text:style-name="P2"><text:s text:c="28"/>G <text:s text:c="3"/>C <text:s text:c="3"/></text:p>
      <text:p text:style-name="P2">and thats the way it should be</text:p>
      <text:h text:style-name="Heading_20_3" text:outline-level="3">[CHORUS]</text:h>
      <text:p text:style-name="P2"><text:s text:c="35"/>Em C <text:s text:c="3"/></text:p>
      <text:p text:style-name="P2">You make me sing ooohhh la la laaa</text:p>
      <text:p text:style-name="P2"><text:s text:c="40"/>Em </text:p>
      <text:p text:style-name="P2">You make a girl go oohhh oohhh</text:p>
      <text:p text:style-name="P2"><text:s text:c="7"/>C <text:s text:c="6"/>D</text:p>
      <text:p text:style-name="P2">I'm in love, love</text:p>
      <text:p text:style-name="P2">C <text:s text:c="8"/>G <text:s text:c="31"/>Em D</text:p>
      <text:p text:style-name="P2">Did you see that shooting star tonight?</text:p>
      <text:p text:style-name="P2">C <text:s text:c="11"/>G <text:s text:c="27"/>Em D</text:p>
      <text:p text:style-name="P2">Were you dazzled by the same constellation?</text:p>
      <text:p text:style-name="P2">C <text:s text:c="15"/>G <text:s text:c="22"/>Em D</text:p>
      <text:p text:style-name="P2">Did you and Jupiter conspire to get me?</text:p>
      <text:p text:style-name="P2">C <text:s text:c="23"/></text:p>
      <text:p text:style-name="P2">I think you and the Moon </text:p>
      <text:p text:style-name="P2"><text:s text:c="25"/>G Em </text:p>
      <text:p text:style-name="P2">and Neptune got it right</text:p>
      <text:p text:style-name="P2"><text:s text:c="14"/>D <text:s text:c="15"/></text:p>
      <text:p text:style-name="P2">'Cause now I'm shining bright, </text:p>
      <text:p text:style-name="P2"><text:s text:c="16"/>G Em C </text:p>
      <text:p text:style-name="P2">so bright</text:p>
      <text:p text:style-name="P2">G <text:s text:c="14"/>Em <text:s text:c="4"/>C <text:s text:c="3"/></text:p>
      <text:p text:style-name="P2">Bright, so bright</text:p>
      <text:h text:style-name="Heading_20_3" text:outline-level="3"><text:soft-page-break/>[VERSE 2]</text:h>
      <text:p text:style-name="P2">G <text:s text:c="36"/></text:p>
      <text:p text:style-name="P2">And I see colors in a different way</text:p>
      <text:p text:style-name="P2">Em </text:p>
      <text:p text:style-name="P2">You make what doesn't matter fade to grey</text:p>
      <text:p text:style-name="P2">C <text:s text:c="13"/>D <text:s text:c="29"/>G C</text:p>
      <text:p text:style-name="P2">Life is good and that's the way it should be</text:p>
      <text:h text:style-name="Heading_20_3" text:outline-level="3">[CHORUS]</text:h>
      <text:p text:style-name="P2"><text:s text:c="38"/>Em C</text:p>
      <text:p text:style-name="P2">You make me sing ooh la la laaa</text:p>
      <text:p text:style-name="P2"><text:s text:c="40"/>Em </text:p>
      <text:p text:style-name="P2">You make a girl go oohhh oohhh</text:p>
      <text:p text:style-name="P2"><text:s text:c="7"/>C <text:s text:c="6"/>D</text:p>
      <text:p text:style-name="P2">I'm in love, love</text:p>
      <text:p text:style-name="P2">C <text:s text:c="8"/>G <text:s text:c="31"/>Em D</text:p>
      <text:p text:style-name="P2">Did you see that shooting star tonight?</text:p>
      <text:p text:style-name="P2">C <text:s text:c="11"/>G <text:s text:c="27"/>Em D</text:p>
      <text:p text:style-name="P2">Were you dazzled by the same constellation?</text:p>
      <text:p text:style-name="P2">C <text:s text:c="15"/>G <text:s text:c="22"/>Em D</text:p>
      <text:p text:style-name="P2">Did you and Jupiter conspire to get me?</text:p>
      <text:p text:style-name="P2">C <text:s text:c="23"/></text:p>
      <text:p text:style-name="P2">I think you and the Moon </text:p>
      <text:p text:style-name="P2"><text:s text:c="25"/>G Em </text:p>
      <text:p text:style-name="P2">and Neptune got it right</text:p>
      <text:p text:style-name="P2"><text:s text:c="14"/>D <text:s text:c="15"/></text:p>
      <text:p text:style-name="P2">'Cause now I'm shining bright, </text:p>
      <text:p text:style-name="P2"><text:s text:c="16"/>G Em C</text:p>
      <text:p text:style-name="P2">so bright</text:p>
      <text:p text:style-name="P2">G <text:s text:c="14"/>Em <text:s text:c="4"/>C <text:s text:c="3"/></text:p>
      <text:p text:style-name="P2">Bright, so bright</text:p>
      <text:h text:style-name="Heading_20_3" text:outline-level="3">[BRIDGE]</text:h>
      <text:p text:style-name="P2">Em <text:s text:c="16"/>A <text:s text:c="12"/></text:p>
      <text:p text:style-name="P2">(oooohhh) so bright</text:p>
      <text:p text:style-name="P2">Em <text:s text:c="31"/>A</text:p>
      <text:p text:style-name="P2">And I get lost (ooohh) in your eyes</text:p>
      <text:p text:style-name="P2"/>
      <text:p text:style-name="P2"/>
      <text:p text:style-name="P2"/>
      <text:p text:style-name="P2"/>
      <text:p text:style-name="P2"/>
      <text:h text:style-name="Heading_20_3" text:outline-level="3"><text:soft-page-break/>[CHORUS]</text:h>
      <text:p text:style-name="P2">C <text:s text:c="8"/>G <text:s text:c="31"/>Em D</text:p>
      <text:p text:style-name="P2">Did you see that shooting star tonight?</text:p>
      <text:p text:style-name="P2">C <text:s text:c="11"/>G <text:s text:c="27"/>Em D</text:p>
      <text:p text:style-name="P2">Were you dazzled by the same constellation?</text:p>
      <text:p text:style-name="P2">C <text:s text:c="15"/>G <text:s text:c="22"/>Em D</text:p>
      <text:p text:style-name="P2">Did you and Jupiter conspire to get me?</text:p>
      <text:p text:style-name="P2">C <text:s text:c="23"/></text:p>
      <text:p text:style-name="P2">I think you and the Moon </text:p>
      <text:p text:style-name="P2"><text:s text:c="25"/>G Em </text:p>
      <text:p text:style-name="P2">and Neptune got it right</text:p>
      <text:p text:style-name="P2">C <text:s text:c="23"/></text:p>
      <text:p text:style-name="P2">I think you and the Moon </text:p>
      <text:p text:style-name="P2"><text:s text:c="25"/>G Em </text:p>
      <text:p text:style-name="P2">and Neptune got it right</text:p>
      <text:p text:style-name="P2">C <text:s text:c="23"/></text:p>
      <text:p text:style-name="P2">I think you and the Moon </text:p>
      <text:p text:style-name="P2"><text:s text:c="25"/>G Em </text:p>
      <text:p text:style-name="P2">and Neptune got it right</text:p>
      <text:p text:style-name="P2"><text:s text:c="14"/>D <text:s text:c="15"/></text:p>
      <text:p text:style-name="P2">'Cause now I'm shining bright, </text:p>
      <text:p text:style-name="P2"><text:s text:c="16"/>G Em C</text:p>
      <text:p text:style-name="P2">so bright</text:p>
      <text:p text:style-name="P2">G <text:s text:c="14"/>Em <text:s text:c="4"/>C <text:s text:c="3"/></text:p>
      <text:p text:style-name="P2">Bright, so bright</text:p>
      <text:p text:style-name="P2">G <text:s text:c="14"/>Em <text:s text:c="4"/>C <text:s text:c="3"/></text:p>
      <text:p text:style-name="P2">Bright, so bright</text:p>
      <text:p text:style-name="P2"><text:s text:c="16"/>G <text:s text:c="13"/>Em <text:s text:c="3"/>C G</text:p>
      <text:p text:style-name="P2">And I get lost in your eyes ton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M15S</meta:editing-duration>
    <meta:editing-cycles>38</meta:editing-cycles>
    <meta:generator>LibreOffice/4.3.3.2$Linux_X86_64 LibreOffice_project/430m0$Build-2</meta:generator>
    <dc:title>Lyrics + Chords</dc:title>
    <dc:date>2017-04-10T20:43:06.824133005</dc:date>
    <meta:print-date>2017-04-03T12:23:29.985893000</meta:print-date>
    <meta:document-statistic meta:table-count="0" meta:image-count="0" meta:object-count="0" meta:page-count="4" meta:paragraph-count="111" meta:word-count="422" meta:character-count="3096" meta:non-whitespace-character-count="142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